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27b59" officeooo:paragraph-rsid="00127b59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27b59" officeooo:paragraph-rsid="00127b59"/>
    </style:style>
    <style:style style:name="P3" style:family="paragraph" style:parent-style-name="Standard">
      <style:text-properties fo:font-weight="bold" officeooo:rsid="00127b59" officeooo:paragraph-rsid="00127b5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3 – Esercizi</text:p>
      <text:p text:style-name="P2"/>
      <text:p text:style-name="P3">Esercizio 1</text:p>
      <text:p text:style-name="P2">Scrivi un programma che chieda all'utente due numeri e ne calcoli la divisione, gestendo il caso in cui il divisore sia zero.</text:p>
      <text:p text:style-name="P2">Usare try-catch per gestire l'ArithmeticException.</text:p>
      <text:p text:style-name="P2">Usare un ciclo per chiedere nuovamente l'input se l'utente sbaglia.</text:p>
      <text:p text:style-name="P2"/>
      <text:p text:style-name="P3">Esercizio 2</text:p>
      <text:p text:style-name="P2">Scrivi un programma che chieda all'utente un indice e restituisca l'elemento corrispondente in un array.</text:p>
      <text:p text:style-name="P2">Gestisci il caso in cui l'utente inserisca un indice fuori dai limiti.</text:p>
      <text:p text:style-name="P2">Usare try-catch per gestire ArrayIndexOutOfBoundsException.</text:p>
      <text:p text:style-name="P2">Fornire un messaggio chiaro all'utente.</text:p>
      <text:p text:style-name="P2"/>
      <text:p text:style-name="P3">Esercizio 3</text:p>
      <text:p text:style-name="P2">Crea una classe eccezione personalizzata SaldoInsufficienteException.</text:p>
      <text:p text:style-name="P2">Scrivi un programma che gestisca un conto bancario, permettendo di prelevare denaro solo se il saldo è sufficiente.</text:p>
      <text:p text:style-name="P2">Creare una classe di eccezione personalizzata.</text:p>
      <text:p text:style-name="P2">Lanciare e gestire l'eccezione quando il saldo è insufficiente.</text:p>
      <text:p text:style-name="P2"/>
      <text:p text:style-name="P3">Esercizio 4</text:p>
      <text:p text:style-name="P2">Scrivi un programma che chieda all'utente di inserire:</text:p>
      <text:p text:style-name="P2"><text:s text:c="4"/>Un nome (minimo 3 caratteri).</text:p>
      <text:p text:style-name="P2"><text:s text:c="4"/>Un età (tra 18 e 99 anni).</text:p>
      <text:p text:style-name="P2">Se i dati non sono validi, solleva eccezioni personalizzate e gestiscile.</text:p>
      <text:p text:style-name="P2">Creare due eccezioni personalizzate: NomeNonValidoException e EtaNonValidaException.</text:p>
      <text:p text:style-name="P2">Gestire più eccezioni con try-catch-multipl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0:21:08.428000000</meta:creation-date>
    <dc:date>2025-02-22T10:24:28.906000000</dc:date>
    <meta:editing-duration>PT3M21S</meta:editing-duration>
    <meta:editing-cycles>1</meta:editing-cycles>
    <meta:document-statistic meta:table-count="0" meta:image-count="0" meta:object-count="0" meta:page-count="1" meta:paragraph-count="22" meta:word-count="167" meta:character-count="1189" meta:non-whitespace-character-count="1035"/>
    <meta:generator>LibreOffice/24.8.4.2$Windows_X86_64 LibreOffice_project/bb3cfa12c7b1bf994ecc5649a80400d06cd71002</meta:generator>
  </office:meta>
</office:document-meta>
</file>